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4.8256in"/>
    </style:style>
    <style:style style:name="co2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8008in"/>
    </style:style>
    <style:style style:name="ro5" style:family="table-row">
      <style:table-row-properties style:row-height="0.8055in" fo:break-before="auto" style:use-optimal-row-height="true"/>
    </style:style>
    <style:style style:name="ro6" style:family="table-row">
      <style:table-row-properties style:row-height="1in" fo:break-before="auto" style:use-optimal-row-height="true"/>
    </style:style>
    <style:style style:name="ro7" style:family="table-row">
      <style:table-row-properties style:row-height="0.8335in" fo:break-before="auto" style:use-optimal-row-height="true"/>
    </style:style>
    <style:style style:name="ro8" style:family="table-row">
      <style:table-row-properties style:row-height="0.611in" fo:break-before="auto" style:use-optimal-row-height="true"/>
    </style:style>
    <style:style style:name="ro9" style:family="table-row">
      <style:table-row-properties style:row-height="0.36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11" style:family="table-row">
      <style:table-row-properties style:row-height="0.1874in" fo:break-before="auto" style:use-optimal-row-height="true"/>
    </style:style>
    <style:style style:name="ro12" style:family="table-row">
      <style:table-row-properties style:row-height="0.3472in" fo:break-before="auto" style:use-optimal-row-height="true"/>
    </style:style>
    <style:style style:name="ro13" style:family="table-row">
      <style:table-row-properties style:row-height="0.5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text-position="" style:font-name="TimesNewRomanPS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Liberation Sans" fo:font-weight="bold" style:font-name-asian="Droid Sans" style:font-weight-asian="bold" style:font-name-complex="Lohit Hindi" style:font-weight-complex="bold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TimesNewRomanPS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 fo:font-weight="bold" style:font-name-asian="Droid Sans" style:font-weight-asian="bold" style:font-name-complex="Lohit Hindi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8000" fo:font-weight="bold" style:font-weight-asian="bold" style:font-weight-complex="bold"/>
    </style:style>
    <style:style style:name="T3" style:family="text">
      <style:text-properties fo:color="#008000" fo:font-weight="bold" style:font-weight-asian="bold" style:font-weight-complex="bold"/>
    </style:style>
    <style:style style:name="T4" style:family="text">
      <style:text-properties fo:color="#008000" fo:font-weight="normal" style:font-weight-asian="normal" style:font-weight-complex="normal"/>
    </style:style>
    <style:style style:name="T5" style:family="text">
      <style:text-properties style:font-name-asian="Droid Sans" style:font-weight-asian="bold" style:font-name-complex="F" style:font-weight-complex="bold"/>
    </style:style>
    <style:style style:name="T6" style:family="text">
      <style:text-properties fo:font-weight="bold" style:font-weight-asian="bold" style:font-weight-complex="bold" fo:color="#008000"/>
    </style:style>
    <style:style style:name="T7" style:family="text">
      <style:text-properties fo:color="#008000" fo:font-weight="bold" style:font-weight-asian="bold" style:font-weight-complex="bold"/>
    </style:style>
    <style:style style:name="T8" style:family="text">
      <style:text-properties fo:color="#008000" fo:font-weight="normal" style:font-weight-asian="normal" style:font-weight-complex="normal"/>
    </style:style>
    <style:style style:name="T9" style:family="text">
      <style:text-properties style:font-name-asian="Droid Sans" style:font-name-complex="" style:font-weight-asian="bold" style:font-weight-complex="bold"/>
    </style:style>
  </office:automatic-styles>
  <office:body>
    <office:spreadsheet>
      <table:table table:name="Sheet1" table:style-name="ta1">
        <table:table-column table:style-name="co4" table:default-cell-style-name="ce7"/>
        <table:table-column table:style-name="co2" table:number-columns-repeated="2" table:default-cell-style-name="Default"/>
        <table:table-row table:style-name="ro11">
          <table:table-cell office:value-type="string" calcext:value-type="string">
            <text:p>Dear Benito, </text:p>
          </table:table-cell>
          <table:table-cell table:number-columns-repeated="2"/>
        </table:table-row>
        <table:table-row table:style-name="ro2">
          <table:table-cell table:style-name="ce8"/>
          <table:table-cell table:number-columns-repeated="2"/>
        </table:table-row>
        <table:table-row table:style-name="ro12">
          <table:table-cell office:value-type="string" calcext:value-type="string">
            <text:p>I would recommend reading the following as a starting point for this kind of analysis: </text:p>
          </table:table-cell>
          <table:table-cell table:number-columns-repeated="2"/>
        </table:table-row>
        <table:table-row table:style-name="ro2">
          <table:table-cell table:style-name="ce8"/>
          <table:table-cell table:number-columns-repeated="2"/>
        </table:table-row>
        <table:table-row table:style-name="ro13">
          <table:table-cell table:style-name="ce9" office:value-type="string" calcext:value-type="string">
            <text:p>Pawley, J., The 39 steps: A cautionary tale of quantitative 3-D fluorescence microscopy. Biotechniques, 2000. 28(5): p. 884-888. </text:p>
          </table:table-cell>
          <table:table-cell office:value-type="string" calcext:value-type="string">
            <text:p>Sheet 2</text:p>
          </table:table-cell>
          <table:table-cell office:value-type="string" calcext:value-type="string">
            <text:p>Next: Read the terms , Laser Power</text:p>
          </table:table-cell>
        </table:table-row>
        <table:table-row table:style-name="ro13">
          <table:table-cell office:value-type="string" calcext:value-type="string">
            <text:p>North, A.J., Seeing is believing? A beginners' guide to practical pitfalls in image acquisition. Journal of Cell Biology, 2006. 172(1): p. 9-18. 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Waters, J.C., Interpreting fluorescence microscopy images and measurements. Cell, 2008. 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Waters, J.C., Accuracy and precision in quantitative fluorescence microscopy. Journal of Cell Biology, 2009. 185(7): p. 1135-1148. </text:p>
          </table:table-cell>
          <table:table-cell table:number-columns-repeated="2"/>
        </table:table-row>
        <table:table-row table:style-name="ro2">
          <table:table-cell table:style-name="ce8"/>
          <table:table-cell table:number-columns-repeated="2"/>
        </table:table-row>
        <table:table-row table:style-name="ro12">
          <table:table-cell office:value-type="string" calcext:value-type="string">
            <text:p>Then, after that, take a look at the excellent tutorials on the ImageJ Wiki and the FIJI website (and others as well): </text:p>
          </table:table-cell>
          <table:table-cell table:number-columns-repeated="2"/>
        </table:table-row>
        <table:table-row table:style-name="ro2">
          <table:table-cell table:style-name="ce8"/>
          <table:table-cell table:number-columns-repeated="2"/>
        </table:table-row>
        <table:table-row table:style-name="ro11">
          <table:table-cell office:value-type="string" calcext:value-type="string">
            <text:p><text:a xlink:href="http://imagejdocu.tudor.lu/doku.php?id=video:start" xlink:type="simple">http://imagejdocu.tudor.lu/doku.php?id=video:start</text:a>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<text:a xlink:href="http://pacific.mpi-cbg.de/wiki/index.php/Colocalization#Colocalization_Analysis_-_What_is_Colocalization_anyway.3F" xlink:type="simple">http://pacific.mpi-cbg.de/wiki/index.php/Colocalization#Colocalization_Analysis_-_What_is_Colocalization_anyway.3F</text:a>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<text:a xlink:href="http://rsbweb.nih.gov/ij/docs/examples/index.html" xlink:type="simple">http://rsbweb.nih.gov/ij/docs/examples/index.html</text:a>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<text:a xlink:href="http://www.fmhs.auckland.ac.nz/sms/biru/_docs/Image_Analysis_Basics.pdf" xlink:type="simple">http://www.fmhs.auckland.ac.nz/sms/biru/_docs/Image_Analysis_Basics.pdf</text:a></text:p>
          </table:table-cell>
          <table:table-cell table:number-columns-repeated="2"/>
        </table:table-row>
      </table:table>
      <table:table table:name="Sheet2" table:style-name="ta1">
        <table:table-column table:style-name="co3" table:default-cell-style-name="ce4"/>
        <table:table-column table:style-name="co2" table:number-columns-repeated="4" table:default-cell-style-name="Default"/>
        <table:table-row table:style-name="ro5">
          <table:table-cell office:value-type="string" calcext:value-type="string">
            <text:p>In fact, all you can be really sure of</text:p>
            <text:p>measuring with most laser-scanning confocal</text:p>
            <text:p>microscopes in the fluorescence mode is <text:span text:style-name="T1">some feature</text:span></text:p>
            <text:p><text:span text:style-name="T1">of the </text:span><text:span text:style-name="T2">number of photons</text:span> collected at a particular time.</text:p>
          </table:table-cell>
          <table:table-cell table:style-name="ce5" office:value-type="string" calcext:value-type="string">
            <text:p>UNIVERSE → … → Nature → Grapes → Skin </text:p>
            <text:p>→ Saccharomyces cerevisiae → FP-Linked → Confocal Microscope </text:p>
            <text:p>→ Image → Measurement → # of Photons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reduced resolution translates into <text:span text:style-name="T3">"putting the same</text:span></text:p>
            <text:p><text:span text:style-name="T3">number of exciting photons into a larger spot." </text:span><text:span text:style-name="T4">This</text:span></text:p>
            <text:p><text:span text:style-name="T4">lowers the excitation intensity - the number of photons</text:span></text:p>
            <text:p><text:span text:style-name="T4">produced by a given molecule - and the fraction of</text:span></text:p>
            <text:p><text:span text:style-name="T4">these that are detected.</text:span></text:p>
          </table:table-cell>
          <table:table-cell table:style-name="ce5" office:value-type="string" calcext:value-type="string">
            <text:p><text:span text:style-name="T5">UNIVERSE → … → Nature → Grapes → Skin </text:span></text:p>
            <text:p><text:span text:style-name="T5">→ Saccharomyces cerevisiae → FP-Linked → Confocal Microscope </text:span></text:p>
            <text:p><text:span text:style-name="T5">→ Image → Reduced Resolution → Measurement → # of Photons</text:span>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t is often forgotten that normal</text:p>
            <text:p>signal levels in fluorescence confocal microscopy</text:p>
            <text:p>correspond to only <text:span text:style-name="T1">10-20 photons/pixel </text:span>in the brightest</text:p>
            <text:p>Areas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For Nyquist sampling, the pixel should be at least <text:span text:style-name="T1">two</text:span></text:p>
            <text:p><text:span text:style-name="T1">times smaller than the smallest features</text:span> that you</text:p>
            <text:p>expect to see in your specimen.</text:p>
          </table:table-cell>
          <table:table-cell table:number-columns-repeated="4"/>
        </table:table-row>
        <table:table-row table:style-name="ro9">
          <table:table-cell table:style-name="Default" office:value-type="string" calcext:value-type="string">
            <text:p>S. c. membrane and cell wall thickness = 150-200 nm =&gt; pixel should be 75 nm</text:p>
            <text:p>1 Micron = 10.73 pixels =&gt; 1pixel = 1/10.73 = 0.093 micron =&gt; 93 nm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6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 style:data-style-name="N2" text:time-value="17:37:20.913956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9-17T17:44:04.385517019</meta:creation-date>
    <dc:date>2014-11-06T17:37:42.361679612</dc:date>
    <dc:creator>Mohamed Tleis</dc:creator>
    <meta:editing-duration>P0D</meta:editing-duration>
    <meta:editing-cycles>5</meta:editing-cycles>
    <meta:generator>LibreOffice/4.2.5.2$Linux_X86_64 LibreOffice_project/420m0$Build-2</meta:generator>
    <meta:document-statistic meta:table-count="2" meta:cell-count="20" meta:object-count="0"/>
  </office:meta>
</office:document-meta>
</file>